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freshableApplicationContext.cancelRefresh( Beans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reshableApplicationContext.setAllowCircularReferences( boolean allowCircular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ApplicationContext.create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ApplicationContext.setAllowBeanDefinitionOverriding( boolean allowBeanDefinitionOverri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ApplicationContext.AbstractRefreshable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freshableApplicationContext.assertBeanFactory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freshableApplicationContext.customizeBeanFactory( DefaultListableBeanFactory bea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freshableApplicationContext.refreshBean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freshableApplicationContext.has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ApplicationContext.AbstractRefreshableApplicationContext( @ Nullable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ApplicationContext.getBea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freshableApplicationContext.closeBea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